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P1" style:family="paragraph" style:parent-style-name="Standard">
      <style:text-properties officeooo:rsid="000fdf21" officeooo:paragraph-rsid="000fdf21"/>
    </style:style>
    <style:style style:name="P2" style:family="paragraph" style:parent-style-name="Standard" style:list-style-name="L1">
      <style:text-properties officeooo:rsid="000fdf21" officeooo:paragraph-rsid="000fdf2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8<text:span text:style-name="T1">th</text:span>, 2023</text:p>
      <text:p text:style-name="P1">KitKat Dambeck</text:p>
      <text:p text:style-name="P1">Expository Writing</text:p>
      <text:p text:style-name="P1">Notes on Immune to Reality</text:p>
      <text:p text:style-name="P1"/>
      <text:list xml:id="list2063652124" text:style-name="L1">
        <text:list-item>
          <text:p text:style-name="P2">Daniel Gilbert.</text:p>
          <text:list>
            <text:list-item>
              <text:p text:style-name="P2">Bruh not another positive psychologist!</text:p>
              <text:list>
                <text:list-item>
                  <text:p text:style-name="P2">aaaaaaggggggghhhhhhhhrrrrrrrrrrrrr. pop science hog wash. </text:p>
                </text:list-item>
                <text:list-item>
                  <text:p text:style-name="P2">“realizing that psychology ‘wasn’t just about crazy people’” wow thanks, glad to know you don’t think I’m crazy. welcome to the compulsory ableism club. </text:p>
                </text:list-item>
              </text:list>
            </text:list-item>
            <text:list-item>
              <text:p text:style-name="P2">Studies the way in which people try to predict how they will feel.</text:p>
              <text:list>
                <text:list-item>
                  <text:p text:style-name="P2">People are generally not very able to do this.</text:p>
                </text:list-item>
              </text:list>
            </text:list-item>
            <text:list-item>
              <text:p text:style-name="P2">Explains the psychological immune system. </text:p>
              <text:list>
                <text:list-item>
                  <text:p text:style-name="P2">ie coping. </text:p>
                </text:list-item>
                <text:list-item>
                  <text:p text:style-name="P2">Wait is this new? I feel like various coping mechanisms and trauma responses have been researched for a long time.</text:p>
                  <text:list>
                    <text:list-item>
                      <text:p text:style-name="P2">Calm down kitkat, just let the silly man retread ground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lever Hans.</text:p>
          <text:list>
            <text:list-item>
              <text:p text:style-name="P2">That horse in Germany that learned to do math by reading their trainers body language.</text:p>
            </text:list-item>
            <text:list-item>
              <text:p text:style-name="P2">I like Hans. I am fan of the funny horse. </text:p>
            </text:list-item>
            <text:list-item>
              <text:p text:style-name="P2">The trainer, Wilhelm von Oston, was shocked to find out that Hans could not in fact do math, ie Oston was fooled. </text:p>
              <text:list>
                <text:list-item>
                  <text:p text:style-name="P2">That is the most German name lmao.</text:p>
                </text:list-item>
              </text:list>
            </text:list-item>
          </text:list>
        </text:list-item>
        <text:list-item>
          <text:p text:style-name="P2">Favorable Facts.</text:p>
          <text:list>
            <text:list-item>
              <text:p text:style-name="P2">When one encounters favorable information, one tends to remember it more effectivly.</text:p>
              <text:list>
                <text:list-item>
                  <text:p text:style-name="P2">Such as with Oston.</text:p>
                </text:list-item>
                <text:list-item>
                  <text:p text:style-name="P2">This effect is called <text:span text:style-name="T3">confirmation bias</text:span><text:span text:style-name="T4">.</text:span></text:p>
                  <text:list>
                    <text:list-item>
                      <text:p text:style-name="P2">No its something about the psychological immune system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The psychological immune system.</text:p>
          <text:list>
            <text:list-item>
              <text:p text:style-name="P2">One may refer to the process of this system as “tactics” and “strategies” however people are generally unaware of the system, and its effects on their actions. </text:p>
            </text:list-item>
            <text:list-item>
              <text:p text:style-name="P2">People tend to want to believe something, and curate their actions to create that belief. </text:p>
              <text:list>
                <text:list-item>
                  <text:p text:style-name="P2">If someone wants to get of a romantic partner, they’ll ask loaded questions to people who will support them. These actions cultivate moving on from them. If conscious effort is put into this, the effect is broken. </text:p>
                  <text:list>
                    <text:list-item>
                      <text:p text:style-name="P2">It kinda sounds exactly like an explanation of confirmation bias, though I guess there is a lot more about the qualia of the experience, and the function of belief. Low key kind of a chaos magick vibe, in that its about how do you manipulate the unconscious aspects of yourself. Though there’s no chariot yet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Flashing words study. </text:p>
          <text:list>
            <text:list-item>
              <text:p text:style-name="P2">Participants watch a computer screen where a word is flashed for a few milliseconds. They are consistently unable to read the word, however the word seems to have a suggestive effect on the individuals. “hostile” making them judge others poorly, for example. </text:p>
              <text:list>
                <text:list-item>
                  <text:p text:style-name="P2">Further more, people are unaware of the influence upon their actions. Recognizing their actions, they construct ana alibi. </text:p>
                </text:list-item>
              </text:list>
            </text:list-item>
            <text:list-item>
              <text:p text:style-name="P2">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2:13:02.987658602</meta:creation-date>
    <dc:date>2023-02-28T13:13:41.254936648</dc:date>
    <meta:editing-duration>PT1H40S</meta:editing-duration>
    <meta:editing-cycles>1</meta:editing-cycles>
    <meta:document-statistic meta:table-count="0" meta:image-count="0" meta:object-count="0" meta:page-count="1" meta:paragraph-count="33" meta:word-count="425" meta:character-count="2448" meta:non-whitespace-character-count="2070"/>
    <meta:generator>LibreOffice/7.5.0.3$Linux_X86_64 LibreOffice_project/50$Build-3</meta:generator>
  </office:meta>
</office:document-meta>
</file>